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60000001B34136B4BA51D72B6.png" manifest:media-type="image/png"/>
  <manifest:file-entry manifest:full-path="Pictures/1000000000000040000000163395E552909DBF2D.png" manifest:media-type="image/png"/>
  <manifest:file-entry manifest:full-path="Pictures/100000000000003F00000018807661C60E8C15BF.png" manifest:media-type="image/png"/>
  <manifest:file-entry manifest:full-path="Pictures/100000000000004600000019A08C08710F3CC032.png" manifest:media-type="image/png"/>
  <manifest:file-entry manifest:full-path="Pictures/1000000000000021000000158B05DA48CA794E7A.png" manifest:media-type="image/png"/>
  <manifest:file-entry manifest:full-path="Pictures/100000000000003800000016CE9B554F6CECB001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fill-color="#a5c7c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1.448cm" fo:min-width="1.442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.026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1.949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fill-color="#a5c7ce" draw:textarea-vertical-align="top" draw:auto-grow-height="false" fo:min-height="0cm" fo:min-width="1.499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1.448cm" fo:min-width="1.442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149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673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672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.017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objectwithoutfill">
      <style:graphic-properties draw:fill="solid" draw:textarea-vertical-align="middle"/>
    </style:style>
    <style:style style:name="gr7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8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fill-color="#a5c7c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53cm" fo:min-width="0.603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1.675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496cm" fo:min-width="1.185cm" fo:padding-top="0cm" fo:padding-bottom="0cm" fo:padding-left="0cm" fo:padding-right="0cm" fo:wrap-option="wrap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596cm" fo:min-width="0.68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fill-color="#a5c7ce" draw:textarea-vertical-align="top" draw:auto-grow-height="false" fo:min-height="0cm" fo:min-width="1.144cm" fo:padding-top="0.125cm" fo:padding-bottom="0.125cm" fo:padding-left="0.25cm" fo:padding-right="0.25cm" fo:wrap-option="wrap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6cm" fo:min-width="0.407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496cm" fo:min-width="1.187cm" fo:padding-top="0cm" fo:padding-bottom="0cm" fo:padding-left="0cm" fo:padding-right="0cm" fo:wrap-option="wrap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795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496cm" fo:min-width="1.187cm" fo:padding-top="0cm" fo:padding-bottom="0cm" fo:padding-left="0cm" fo:padding-right="0cm" fo:wrap-option="wrap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596cm" fo:min-width="0.687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795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1.025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54cm" fo:min-width="0.234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539cm" fo:min-width="0.234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.79cm" fo:min-width="0.734cm" fo:padding-top="0cm" fo:padding-bottom="0cm" fo:padding-left="0cm" fo:padding-right="0cm" fo:wrap-option="wrap"/>
    </style:style>
    <style:style style:name="gr136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1.927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187cm" fo:min-width="1.928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215cm" fo:min-width="1.964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211cm" fo:min-width="1.965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.789cm" fo:min-width="0.734cm" fo:padding-top="0cm" fo:padding-bottom="0cm" fo:padding-left="0cm" fo:padding-right="0cm" fo:wrap-option="wrap"/>
    </style:style>
    <style:style style:name="gr14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144cm" fo:min-width="1.927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2.543cm" fo:min-width="1.927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147cm" fo:min-width="1.927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146cm" fo:min-width="1.927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4.124cm" fo:min-width="1.927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2.725cm" fo:min-width="1.927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2.62cm" fo:min-width="1.976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4.004cm" fo:min-width="1.939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2.608cm" fo:min-width="1.939cm" fo:padding-top="0.125cm" fo:padding-bottom="0.125cm" fo:padding-left="0.25cm" fo:padding-right="0.25cm" fo:wrap-option="wrap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objectwithoutfill">
      <style:graphic-properties draw:marker-end="Arrow" draw:marker-end-width="0.3cm" draw:fill="solid" draw:textarea-vertical-align="middle"/>
    </style:style>
    <style:style style:name="gr155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592cm" fo:min-width="0.408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53cm" fo:min-width="0.603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2.842cm" fo:min-width="1.442cm" fo:padding-top="0cm" fo:padding-bottom="0cm" fo:padding-left="0cm" fo:padding-right="0cm" fo:wrap-option="wrap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2.992cm" fo:min-width="0.942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53cm" fo:min-width="0.603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draw:fill-color="#a5c7ce" draw:textarea-vertical-align="top" draw:auto-grow-height="false" draw:fit-to-size="false" style:shrink-to-fit="false" fo:min-height="0.712cm" fo:min-width="0.603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12cm" fo:min-width="1.074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a5c7c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3ed85b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solid" draw:fill-color="#a5c7c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loext:graphic-properties draw:fill="solid" draw:fill-color="#fadc19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none" draw:fill-color="#fadc19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a5c7c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solid" draw:fill-color="#fadc19"/>
      <style:paragraph-properties fo:text-align="end" style:font-independent-line-spacing="true"/>
      <style:text-properties fo:font-size="18pt"/>
    </style:style>
    <style:style style:name="P16" style:family="paragraph">
      <loext:graphic-properties draw:fill="solid" draw:fill-color="#a5c7ce"/>
      <style:paragraph-properties fo:text-align="end" style:font-independent-line-spacing="true"/>
      <style:text-properties fo:font-size="18pt"/>
    </style:style>
    <style:style style:name="P17" style:family="paragraph">
      <loext:graphic-properties draw:fill="none"/>
      <style:paragraph-properties fo:text-align="end"/>
      <style:text-properties fo:font-size="18pt"/>
    </style:style>
    <style:style style:name="P18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33% 58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1" draw:layer="layout" svg:width="0.001cm" svg:height="2.198cm" svg:x="8.099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0.001cm" svg:height="2.198cm" svg:x="11.7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" draw:text-style-name="P1" draw:layer="layout" svg:width="0.001cm" svg:height="2.198cm" svg:x="15.3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" draw:text-style-name="P2" draw:layer="layout" svg:width="1.998cm" svg:height="0.001cm" svg:x="8.9cm" svg:y="9.82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" draw:text-style-name="P4" draw:layer="layout" svg:width="1.598cm" svg:height="1.604cm" svg:x="18.101cm" svg:y="4.318cm">
          <text:p text:style-name="P3"><text:span text:style-name="T1">0.8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" draw:text-style-name="P5" draw:layer="layout" svg:width="1.598cm" svg:height="2.998cm" svg:x="7.299cm" svg:y="8.325cm">
          <text:p text:style-name="P3"><text:span text:style-name="T1">0.2</text:span></text:p>
          <text:p text:style-name="P3"><text:span text:style-name="T1">0.8</text:span></text:p>
          <text:p text:style-name="P3"><text:span text:style-name="T1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5" draw:text-style-name="P5" draw:layer="layout" svg:width="1.598cm" svg:height="2.998cm" svg:x="10.9cm" svg:y="8.325cm">
          <text:p text:style-name="P3"><text:span text:style-name="T1">-0.7</text:span></text:p>
          <text:p text:style-name="P3"><text:span text:style-name="T1">0.3</text:span></text:p>
          <text:p text:style-name="P3"><text:span text:style-name="T1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6" draw:text-style-name="P5" draw:layer="layout" svg:width="1.598cm" svg:height="2.998cm" svg:x="14.5cm" svg:y="8.325cm">
          <text:p text:style-name="P3"><text:span text:style-name="T1">0.4</text:span></text:p>
          <text:p text:style-name="P3"><text:span text:style-name="T1">-0.1</text:span></text:p>
          <text:p text:style-name="P3"><text:span text:style-name="T1">-0.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7" draw:text-style-name="P5" draw:layer="layout" svg:width="1.598cm" svg:height="2.998cm" svg:x="18.101cm" svg:y="8.325cm">
          <text:p text:style-name="P3"><text:span text:style-name="T1">0.7</text:span></text:p>
          <text:p text:style-name="P3"><text:span text:style-name="T1">1.0</text:span></text:p>
          <text:p text:style-name="P3"><text:span text:style-name="T1">0.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8" draw:text-style-name="P6" draw:layer="layout" svg:width="1.598cm" svg:height="3.398cm" svg:x="7.299cm" svg:y="13.525cm">
          <text:p text:style-name="P3"><text:span text:style-name="T1">0</text:span><text:span text:style-name="T2"><text:line-break/></text:span><text:span text:style-name="T1">1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9" draw:text-style-name="P6" draw:layer="layout" svg:width="1.598cm" svg:height="3.398cm" svg:x="10.9cm" svg:y="13.525cm">
          <text:p text:style-name="P3"><text:span text:style-name="T1">0</text:span></text:p>
          <text:p text:style-name="P3"><text:span text:style-name="T1">0</text:span><text:span text:style-name="T2"><text:line-break/></text:span><text:span text:style-name="T1">1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0" draw:text-style-name="P6" draw:layer="layout" svg:width="1.598cm" svg:height="3.398cm" svg:x="14.5cm" svg:y="13.525cm">
          <text:p text:style-name="P3"><text:span text:style-name="T1">0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1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11" draw:text-style-name="P6" draw:layer="layout" svg:width="1.598cm" svg:height="3.398cm" svg:x="18.101cm" svg:y="13.525cm"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text:span text:style-name="T2"><text:line-break/></text:span><text:span text:style-name="T1">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2" draw:text-style-name="P2" draw:layer="layout" svg:width="1.998cm" svg:height="0.001cm" svg:x="12.5cm" svg:y="9.82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" draw:text-style-name="P2" draw:layer="layout" svg:width="1.998cm" svg:height="0.001cm" svg:x="16.1cm" svg:y="9.82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" draw:text-style-name="P1" draw:layer="layout" svg:width="0.001cm" svg:height="2.398cm" svg:x="18.901cm" svg:y="5.9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" draw:text-style-name="P1" draw:layer="layout" svg:width="0.001cm" svg:height="2.198cm" svg:x="18.901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" draw:text-style-name="P1" draw:layer="layout" svg:width="0.001cm" svg:height="2.198cm" svg:x="4.499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2" draw:text-style-name="P5" draw:layer="layout" svg:width="1.598cm" svg:height="2.998cm" svg:x="3.699cm" svg:y="8.325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13" draw:text-style-name="P6" draw:layer="layout" svg:width="1.598cm" svg:height="3.398cm" svg:x="3.699cm" svg:y="13.525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2" draw:text-style-name="P2" draw:layer="layout" svg:width="1.998cm" svg:height="0.001cm" svg:x="5.299cm" svg:y="9.8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5" draw:style-name="gr14" draw:text-style-name="P1" draw:layer="layout" svg:width="1.48cm" svg:height="0.58cm" svg:x="3.699cm" svg:y="17.126cm">
          <draw:image xlink:href="Pictures/100000000000003800000016CE9B554F6CECB001.png" xlink:type="simple" xlink:show="embed" xlink:actuate="onLoad" loext:mime-type="image/png">
            <text:p/>
          </draw:image>
        </draw:frame>
        <draw:frame draw:name="Picture 36" draw:style-name="gr15" draw:text-style-name="P7" draw:layer="layout" svg:width="0.871cm" svg:height="0.554cm" svg:x="7.626cm" svg:y="17.126cm">
          <draw:image xlink:href="Pictures/1000000000000021000000158B05DA48CA794E7A.png" xlink:type="simple" xlink:show="embed" xlink:actuate="onLoad" loext:mime-type="image/png">
            <text:p/>
          </draw:image>
        </draw:frame>
        <draw:frame draw:name="Picture 37" draw:style-name="gr14" draw:text-style-name="P1" draw:layer="layout" svg:width="1.665cm" svg:height="0.633cm" svg:x="10.9cm" svg:y="17.126cm">
          <draw:image xlink:href="Pictures/100000000000003F00000018807661C60E8C15BF.png" xlink:type="simple" xlink:show="embed" xlink:actuate="onLoad" loext:mime-type="image/png">
            <text:p/>
          </draw:image>
        </draw:frame>
        <draw:frame draw:name="Picture 38" draw:style-name="gr14" draw:text-style-name="P1" draw:layer="layout" svg:width="1.691cm" svg:height="0.58cm" svg:x="14.407cm" svg:y="17.126cm">
          <draw:image xlink:href="Pictures/1000000000000040000000163395E552909DBF2D.png" xlink:type="simple" xlink:show="embed" xlink:actuate="onLoad" loext:mime-type="image/png">
            <text:p/>
          </draw:image>
        </draw:frame>
        <draw:frame draw:name="Picture 39" draw:style-name="gr14" draw:text-style-name="P1" draw:layer="layout" svg:width="1.85cm" svg:height="0.659cm" svg:x="17.901cm" svg:y="17.126cm">
          <draw:image xlink:href="Pictures/100000000000004600000019A08C08710F3CC032.png" xlink:type="simple" xlink:show="embed" xlink:actuate="onLoad" loext:mime-type="image/png">
            <text:p/>
          </draw:image>
        </draw:frame>
        <draw:frame draw:name="Picture 40" draw:style-name="gr14" draw:text-style-name="P1" draw:layer="layout" svg:width="2.273cm" svg:height="0.712cm" svg:x="17.701cm" svg:y="3.31cm">
          <draw:image xlink:href="Pictures/10000000000000560000001B34136B4BA51D72B6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CustomShape 1_4" draw:style-name="gr17" draw:text-style-name="P1" draw:layer="layout" svg:width="0.001cm" svg:height="2.198cm" svg:x="8.099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_3" draw:style-name="gr17" draw:text-style-name="P1" draw:layer="layout" svg:width="0.001cm" svg:height="2.198cm" svg:x="11.7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_2" draw:style-name="gr17" draw:text-style-name="P1" draw:layer="layout" svg:width="0.001cm" svg:height="2.198cm" svg:x="15.3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_3" draw:style-name="gr18" draw:text-style-name="P2" draw:layer="layout" svg:width="1.998cm" svg:height="0.001cm" svg:x="8.9cm" svg:y="9.82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_5" draw:style-name="gr19" draw:text-style-name="P4" draw:layer="layout" svg:width="1.598cm" svg:height="1.604cm" svg:x="18.101cm" svg:y="4.318cm">
          <text:p text:style-name="P3"><text:span text:style-name="T1">0.8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_3" draw:style-name="gr20" draw:text-style-name="P5" draw:layer="layout" svg:width="1.598cm" svg:height="2.998cm" svg:x="7.299cm" svg:y="8.325cm">
          <text:p text:style-name="P3"><text:span text:style-name="T1">0.2</text:span></text:p>
          <text:p text:style-name="P3"><text:span text:style-name="T1">0.8</text:span></text:p>
          <text:p text:style-name="P3"><text:span text:style-name="T1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_2" draw:style-name="gr21" draw:text-style-name="P5" draw:layer="layout" svg:width="1.598cm" svg:height="2.998cm" svg:x="10.9cm" svg:y="8.325cm">
          <text:p text:style-name="P3"><text:span text:style-name="T1">-0.7</text:span></text:p>
          <text:p text:style-name="P3"><text:span text:style-name="T1">0.3</text:span></text:p>
          <text:p text:style-name="P3"><text:span text:style-name="T1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_5" draw:style-name="gr22" draw:text-style-name="P5" draw:layer="layout" svg:width="1.598cm" svg:height="2.998cm" svg:x="14.5cm" svg:y="8.325cm">
          <text:p text:style-name="P3"><text:span text:style-name="T1">0</text:span><text:span text:style-name="T1">.</text:span><text:span text:style-name="T1">4</text:span></text:p>
          <text:p text:style-name="P3"><text:span text:style-name="T1">-</text:span><text:span text:style-name="T1">0</text:span><text:span text:style-name="T1">.</text:span><text:span text:style-name="T1">1</text:span></text:p>
          <text:p text:style-name="P3"><text:span text:style-name="T1">-</text:span><text:span text:style-name="T1">0</text:span><text:span text:style-name="T1">.</text:span><text:span text:style-name="T1">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_3" draw:style-name="gr23" draw:text-style-name="P5" draw:layer="layout" svg:width="1.598cm" svg:height="2.998cm" svg:x="18.101cm" svg:y="8.325cm">
          <text:p text:style-name="P3"><text:span text:style-name="T1">0</text:span><text:span text:style-name="T1">.</text:span><text:span text:style-name="T1">7</text:span></text:p>
          <text:p text:style-name="P3"><text:span text:style-name="T1">1</text:span><text:span text:style-name="T1">.</text:span><text:span text:style-name="T1">0</text:span></text:p>
          <text:p text:style-name="P3"><text:span text:style-name="T1">0</text:span><text:span text:style-name="T1">.</text:span><text:span text:style-name="T1">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_3" draw:style-name="gr24" draw:text-style-name="P6" draw:layer="layout" svg:width="1.598cm" svg:height="3.398cm" svg:x="7.299cm" svg:y="13.525cm">
          <text:p text:style-name="P3"><text:span text:style-name="T1">0</text:span><text:span text:style-name="T2"><text:line-break/></text:span><text:span text:style-name="T1">1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_3" draw:style-name="gr25" draw:text-style-name="P6" draw:layer="layout" svg:width="1.598cm" svg:height="3.398cm" svg:x="10.9cm" svg:y="13.525cm">
          <text:p text:style-name="P3"><text:span text:style-name="T1">0</text:span></text:p>
          <text:p text:style-name="P3"><text:span text:style-name="T1">0</text:span><text:span text:style-name="T2"><text:line-break/></text:span><text:span text:style-name="T1">1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_11" draw:style-name="gr26" draw:text-style-name="P6" draw:layer="layout" svg:width="1.598cm" svg:height="3.398cm" svg:x="14.5cm" svg:y="13.525cm">
          <text:p text:style-name="P3"><text:span text:style-name="T1">0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1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_11" draw:style-name="gr27" draw:text-style-name="P6" draw:layer="layout" svg:width="1.598cm" svg:height="3.398cm" svg:x="18.101cm" svg:y="13.525cm"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text:span text:style-name="T2"><text:line-break/></text:span><text:span text:style-name="T1">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8" draw:style-name="gr18" draw:text-style-name="P2" draw:layer="layout" svg:width="1.998cm" svg:height="0.001cm" svg:x="12.5cm" svg:y="9.82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_5" draw:style-name="gr18" draw:text-style-name="P2" draw:layer="layout" svg:width="1.998cm" svg:height="0.001cm" svg:x="16.1cm" svg:y="9.82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_1" draw:style-name="gr28" draw:text-style-name="P1" draw:layer="layout" svg:width="0.001cm" svg:height="2.398cm" svg:x="18.901cm" svg:y="5.9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_1" draw:style-name="gr17" draw:text-style-name="P1" draw:layer="layout" svg:width="0.001cm" svg:height="2.198cm" svg:x="18.901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" draw:style-name="gr17" draw:text-style-name="P1" draw:layer="layout" svg:width="0.001cm" svg:height="2.198cm" svg:x="4.499cm" svg:y="11.32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_1" draw:style-name="gr29" draw:text-style-name="P5" draw:layer="layout" svg:width="1.598cm" svg:height="2.998cm" svg:x="3.699cm" svg:y="8.325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2" draw:style-name="gr30" draw:text-style-name="P6" draw:layer="layout" svg:width="1.598cm" svg:height="3.398cm" svg:x="3.699cm" svg:y="13.525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_1" draw:style-name="gr18" draw:text-style-name="P2" draw:layer="layout" svg:width="1.998cm" svg:height="0.001cm" svg:x="5.299cm" svg:y="9.8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5_9" draw:style-name="gr14" draw:text-style-name="P1" draw:layer="layout" svg:width="1.48cm" svg:height="0.58cm" svg:x="3.699cm" svg:y="17.126cm">
          <draw:image xlink:href="Pictures/100000000000003800000016CE9B554F6CECB001.png" xlink:type="simple" xlink:show="embed" xlink:actuate="onLoad" loext:mime-type="image/png">
            <text:p/>
          </draw:image>
        </draw:frame>
        <draw:frame draw:name="Picture 36_5" draw:style-name="gr15" draw:text-style-name="P7" draw:layer="layout" svg:width="0.871cm" svg:height="0.554cm" svg:x="7.626cm" svg:y="17.126cm">
          <draw:image xlink:href="Pictures/1000000000000021000000158B05DA48CA794E7A.png" xlink:type="simple" xlink:show="embed" xlink:actuate="onLoad" loext:mime-type="image/png">
            <text:p/>
          </draw:image>
        </draw:frame>
        <draw:frame draw:name="Picture 37_4" draw:style-name="gr14" draw:text-style-name="P1" draw:layer="layout" svg:width="1.665cm" svg:height="0.633cm" svg:x="10.9cm" svg:y="17.126cm">
          <draw:image xlink:href="Pictures/100000000000003F00000018807661C60E8C15BF.png" xlink:type="simple" xlink:show="embed" xlink:actuate="onLoad" loext:mime-type="image/png">
            <text:p/>
          </draw:image>
        </draw:frame>
        <draw:frame draw:name="Picture 38_3" draw:style-name="gr14" draw:text-style-name="P1" draw:layer="layout" svg:width="1.691cm" svg:height="0.58cm" svg:x="14.407cm" svg:y="17.126cm">
          <draw:image xlink:href="Pictures/1000000000000040000000163395E552909DBF2D.png" xlink:type="simple" xlink:show="embed" xlink:actuate="onLoad" loext:mime-type="image/png">
            <text:p/>
          </draw:image>
        </draw:frame>
        <draw:frame draw:name="Picture 39_2" draw:style-name="gr14" draw:text-style-name="P1" draw:layer="layout" svg:width="1.85cm" svg:height="0.659cm" svg:x="17.901cm" svg:y="17.126cm">
          <draw:image xlink:href="Pictures/100000000000004600000019A08C08710F3CC032.png" xlink:type="simple" xlink:show="embed" xlink:actuate="onLoad" loext:mime-type="image/png">
            <text:p/>
          </draw:image>
        </draw:frame>
        <draw:frame draw:name="Picture 40_1" draw:style-name="gr14" draw:text-style-name="P1" draw:layer="layout" svg:width="2.273cm" svg:height="0.712cm" svg:x="17.701cm" svg:y="3.31cm">
          <draw:image xlink:href="Pictures/10000000000000560000001B34136B4BA51D72B6.png" xlink:type="simple" xlink:show="embed" xlink:actuate="onLoad" loext:mime-type="image/png">
            <text:p/>
          </draw:image>
        </draw:frame>
        <presentation:notes draw:style-name="dp3">
          <draw:page-thumbnail draw:style-name="gr1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CustomShape 18_0" draw:style-name="gr31" draw:text-style-name="P1" draw:layer="layout" svg:width="0.001cm" svg:height="0.922cm" svg:x="1.897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0" draw:style-name="gr32" draw:text-style-name="P6" draw:layer="layout" svg:width="0.994cm" svg:height="1.145cm" svg:x="1.4cm" svg:y="15.111cm">
          <text:p text:style-name="P3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" draw:style-name="gr33" draw:text-style-name="P1" draw:layer="layout" svg:width="0.001cm" svg:height="0.921cm" svg:x="1.898cm" svg:y="12.09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" draw:style-name="gr34" draw:text-style-name="P5" draw:layer="layout" svg:width="0.993cm" svg:height="1.144cm" svg:x="1.401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" draw:style-name="gr35" draw:text-style-name="P4" draw:layer="layout" svg:width="0.994cm" svg:height="1.145cm" svg:x="1.401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" draw:style-name="gr31" draw:text-style-name="P1" draw:layer="layout" svg:width="0.001cm" svg:height="0.922cm" svg:x="4.012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5" draw:style-name="gr36" draw:text-style-name="P6" draw:layer="layout" svg:width="0.993cm" svg:height="1.145cm" svg:x="3.515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6" draw:style-name="gr37" draw:text-style-name="P5" draw:layer="layout" svg:width="0.993cm" svg:height="1.144cm" svg:x="3.515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5" draw:style-name="gr31" draw:text-style-name="P1" draw:layer="layout" svg:width="0.001cm" svg:height="0.922cm" svg:x="5.522cm" svg:y="15.10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" draw:style-name="gr38" draw:text-style-name="P6" draw:layer="layout" svg:width="0.994cm" svg:height="1.145cm" svg:x="5.023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9" draw:style-name="gr39" draw:text-style-name="P5" draw:layer="layout" svg:width="0.994cm" svg:height="1.144cm" svg:x="5.024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" draw:style-name="gr31" draw:text-style-name="P1" draw:layer="layout" svg:width="0.001cm" svg:height="0.922cm" svg:x="6.969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" draw:style-name="gr40" draw:text-style-name="P6" draw:layer="layout" svg:width="0.994cm" svg:height="1.145cm" svg:x="6.471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" draw:style-name="gr33" draw:text-style-name="P1" draw:layer="layout" svg:width="0.001cm" svg:height="0.921cm" svg:x="6.971cm" svg:y="13.0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" draw:style-name="gr41" draw:text-style-name="P5" draw:layer="layout" svg:width="0.993cm" svg:height="1.144cm" svg:x="6.472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3" draw:style-name="gr42" draw:text-style-name="P4" draw:layer="layout" svg:width="0.994cm" svg:height="1.145cm" svg:x="6.472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" draw:style-name="gr43" draw:text-style-name="P1" draw:layer="layout" svg:width="0.516cm" svg:height="0.001cm" svg:x="4.508cm" svg:y="13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0" draw:style-name="gr43" draw:text-style-name="P1" draw:layer="layout" svg:width="0.516cm" svg:height="0.001cm" svg:x="5.995cm" svg:y="13.5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1" draw:style-name="gr31" draw:text-style-name="P1" draw:layer="layout" svg:width="0.001cm" svg:height="0.922cm" svg:x="8.913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4" draw:style-name="gr44" draw:text-style-name="P6" draw:layer="layout" svg:width="0.993cm" svg:height="1.145cm" svg:x="8.416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2" draw:style-name="gr33" draw:text-style-name="P1" draw:layer="layout" svg:width="0.001cm" svg:height="0.921cm" svg:x="8.915cm" svg:y="13.0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5" draw:style-name="gr45" draw:text-style-name="P5" draw:layer="layout" svg:width="0.993cm" svg:height="1.144cm" svg:x="8.416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6" draw:style-name="gr46" draw:text-style-name="P4" draw:layer="layout" svg:width="0.992cm" svg:height="1.145cm" svg:x="8.417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4" draw:style-name="gr33" draw:text-style-name="P1" draw:layer="layout" svg:width="0.001cm" svg:height="0.921cm" svg:x="10.422cm" svg:y="12.09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8" draw:style-name="gr47" draw:text-style-name="P5" draw:layer="layout" svg:width="0.994cm" svg:height="1.144cm" svg:x="9.925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9" draw:style-name="gr48" draw:text-style-name="P4" draw:layer="layout" svg:width="0.993cm" svg:height="1.145cm" svg:x="9.926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6" draw:style-name="gr33" draw:text-style-name="P1" draw:layer="layout" svg:width="0.001cm" svg:height="0.921cm" svg:x="11.872cm" svg:y="13.0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1" draw:style-name="gr49" draw:text-style-name="P5" draw:layer="layout" svg:width="0.993cm" svg:height="1.144cm" svg:x="11.373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22" draw:style-name="gr50" draw:text-style-name="P4" draw:layer="layout" svg:width="0.994cm" svg:height="1.145cm" svg:x="11.373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7" draw:style-name="gr43" draw:text-style-name="P1" draw:layer="layout" svg:width="0.516cm" svg:height="0.001cm" svg:x="9.409cm" svg:y="13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8" draw:style-name="gr43" draw:text-style-name="P1" draw:layer="layout" svg:width="0.516cm" svg:height="0.001cm" svg:x="10.896cm" svg:y="13.5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9" draw:style-name="gr31" draw:text-style-name="P1" draw:layer="layout" svg:width="0.001cm" svg:height="0.922cm" svg:x="13.914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3" draw:style-name="gr51" draw:text-style-name="P6" draw:layer="layout" svg:width="0.993cm" svg:height="1.145cm" svg:x="13.417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0" draw:style-name="gr33" draw:text-style-name="P1" draw:layer="layout" svg:width="0.001cm" svg:height="0.921cm" svg:x="13.916cm" svg:y="13.0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4" draw:style-name="gr52" draw:text-style-name="P5" draw:layer="layout" svg:width="0.993cm" svg:height="1.144cm" svg:x="13.417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25" draw:style-name="gr53" draw:text-style-name="P4" draw:layer="layout" svg:width="0.992cm" svg:height="1.145cm" svg:x="13.418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1" draw:style-name="gr31" draw:text-style-name="P1" draw:layer="layout" svg:width="0.001cm" svg:height="0.922cm" svg:x="15.424cm" svg:y="15.10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6" draw:style-name="gr54" draw:text-style-name="P6" draw:layer="layout" svg:width="0.994cm" svg:height="1.145cm" svg:x="14.925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2" draw:style-name="gr33" draw:text-style-name="P1" draw:layer="layout" svg:width="0.001cm" svg:height="0.921cm" svg:x="15.423cm" svg:y="12.09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7" draw:style-name="gr55" draw:text-style-name="P5" draw:layer="layout" svg:width="0.994cm" svg:height="1.144cm" svg:x="14.926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28" draw:style-name="gr56" draw:text-style-name="P4" draw:layer="layout" svg:width="0.993cm" svg:height="1.145cm" svg:x="14.927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3" draw:style-name="gr31" draw:text-style-name="P1" draw:layer="layout" svg:width="0.001cm" svg:height="0.922cm" svg:x="16.871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9" draw:style-name="gr57" draw:text-style-name="P6" draw:layer="layout" svg:width="0.994cm" svg:height="1.145cm" svg:x="16.373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4" draw:style-name="gr33" draw:text-style-name="P1" draw:layer="layout" svg:width="0.001cm" svg:height="0.921cm" svg:x="16.873cm" svg:y="13.0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0" draw:style-name="gr58" draw:text-style-name="P5" draw:layer="layout" svg:width="0.993cm" svg:height="1.144cm" svg:x="16.374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31" draw:style-name="gr59" draw:text-style-name="P4" draw:layer="layout" svg:width="0.994cm" svg:height="1.145cm" svg:x="16.374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5" draw:style-name="gr43" draw:text-style-name="P1" draw:layer="layout" svg:width="0.516cm" svg:height="0.001cm" svg:x="14.41cm" svg:y="13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26" draw:style-name="gr43" draw:text-style-name="P1" draw:layer="layout" svg:width="0.516cm" svg:height="0.001cm" svg:x="15.897cm" svg:y="13.5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27" draw:style-name="gr31" draw:text-style-name="P1" draw:layer="layout" svg:width="0.001cm" svg:height="0.922cm" svg:x="18.715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2" draw:style-name="gr60" draw:text-style-name="P6" draw:layer="layout" svg:width="0.993cm" svg:height="1.145cm" svg:x="18.218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33" draw:style-name="gr61" draw:text-style-name="P5" draw:layer="layout" svg:width="0.993cm" svg:height="1.144cm" svg:x="18.218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9" draw:style-name="gr31" draw:text-style-name="P1" draw:layer="layout" svg:width="0.001cm" svg:height="0.922cm" svg:x="20.225cm" svg:y="15.10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5" draw:style-name="gr62" draw:text-style-name="P6" draw:layer="layout" svg:width="0.994cm" svg:height="1.145cm" svg:x="19.726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36" draw:style-name="gr63" draw:text-style-name="P5" draw:layer="layout" svg:width="0.994cm" svg:height="1.144cm" svg:x="19.727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1" draw:style-name="gr31" draw:text-style-name="P1" draw:layer="layout" svg:width="0.001cm" svg:height="0.922cm" svg:x="21.672cm" svg:y="14.18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8" draw:style-name="gr64" draw:text-style-name="P6" draw:layer="layout" svg:width="0.994cm" svg:height="1.145cm" svg:x="21.174cm" svg:y="15.11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2" draw:style-name="gr33" draw:text-style-name="P1" draw:layer="layout" svg:width="0.001cm" svg:height="0.921cm" svg:x="21.674cm" svg:y="13.0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9" draw:style-name="gr65" draw:text-style-name="P5" draw:layer="layout" svg:width="0.993cm" svg:height="1.144cm" svg:x="21.175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0" draw:style-name="gr66" draw:text-style-name="P4" draw:layer="layout" svg:width="0.994cm" svg:height="1.145cm" svg:x="21.175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3" draw:style-name="gr43" draw:text-style-name="P1" draw:layer="layout" svg:width="0.516cm" svg:height="0.001cm" svg:x="19.211cm" svg:y="13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4" draw:style-name="gr43" draw:text-style-name="P1" draw:layer="layout" svg:width="0.516cm" svg:height="0.001cm" svg:x="20.698cm" svg:y="13.5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8" draw:style-name="gr33" draw:text-style-name="P1" draw:layer="layout" svg:width="0.001cm" svg:height="0.921cm" svg:x="23.225cm" svg:y="12.09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45" draw:style-name="gr67" draw:text-style-name="P5" draw:layer="layout" svg:width="0.994cm" svg:height="1.144cm" svg:x="22.728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6" draw:style-name="gr68" draw:text-style-name="P4" draw:layer="layout" svg:width="0.993cm" svg:height="1.145cm" svg:x="22.729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40" draw:style-name="gr33" draw:text-style-name="P1" draw:layer="layout" svg:width="0.001cm" svg:height="0.921cm" svg:x="24.675cm" svg:y="13.01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48" draw:style-name="gr69" draw:text-style-name="P5" draw:layer="layout" svg:width="0.993cm" svg:height="1.144cm" svg:x="24.176cm" svg:y="13.0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9" draw:style-name="gr70" draw:text-style-name="P4" draw:layer="layout" svg:width="0.994cm" svg:height="1.145cm" svg:x="24.176cm" svg:y="10.9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41" draw:style-name="gr43" draw:text-style-name="P1" draw:layer="layout" svg:width="0.516cm" svg:height="0.001cm" svg:x="22.212cm" svg:y="13.56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42" draw:style-name="gr43" draw:text-style-name="P1" draw:layer="layout" svg:width="0.516cm" svg:height="0.001cm" svg:x="23.699cm" svg:y="13.5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71" draw:text-style-name="P9" draw:layer="layout" svg:width="3.81cm" svg:height="1.673cm" svg:x="-0.1cm" svg:y="9.906cm">
          <draw:text-box>
            <text:p>One to one</text:p>
          </draw:text-box>
        </draw:frame>
        <draw:frame draw:style-name="gr71" draw:text-style-name="P9" draw:layer="layout" svg:width="3.81cm" svg:height="1.673cm" svg:x="3.8cm" svg:y="9.907cm">
          <draw:text-box>
            <text:p>Seq to one</text:p>
          </draw:text-box>
        </draw:frame>
        <draw:frame draw:style-name="gr71" draw:text-style-name="P9" draw:layer="layout" svg:width="3.81cm" svg:height="1.673cm" svg:x="8.6cm" svg:y="9.908cm">
          <draw:text-box>
            <text:p>One to seq</text:p>
          </draw:text-box>
        </draw:frame>
        <draw:frame draw:style-name="gr71" draw:text-style-name="P9" draw:layer="layout" svg:width="3.81cm" svg:height="1.673cm" svg:x="13.6cm" svg:y="9.909cm">
          <draw:text-box>
            <text:p>Seq to seq</text:p>
          </draw:text-box>
        </draw:frame>
        <draw:frame draw:style-name="gr71" draw:text-style-name="P9" draw:layer="layout" svg:width="3.81cm" svg:height="1.673cm" svg:x="19.8cm" svg:y="9.91cm">
          <draw:text-box>
            <text:p>Seq to seq</text:p>
          </draw:text-box>
        </draw:frame>
        <draw:connector draw:style-name="gr72" draw:text-style-name="P10" draw:layer="layout" draw:type="line" svg:x1="3.059cm" svg:y1="11.349cm" svg:x2="3.059cm" svg:y2="15.605cm" svg:d="M3059 11349v4256" svg:viewBox="0 0 1 4257">
          <text:p/>
        </draw:connector>
        <draw:connector draw:style-name="gr72" draw:text-style-name="P10" draw:layer="layout" draw:type="line" svg:x1="7.959cm" svg:y1="11.349cm" svg:x2="7.959cm" svg:y2="15.605cm" svg:d="M7959 11349v4256" svg:viewBox="0 0 1 4257">
          <text:p/>
        </draw:connector>
        <draw:connector draw:style-name="gr72" draw:text-style-name="P10" draw:layer="layout" draw:type="line" svg:x1="12.859cm" svg:y1="11.449cm" svg:x2="12.859cm" svg:y2="15.705cm" svg:d="M12859 11449v4256" svg:viewBox="0 0 1 4257">
          <text:p/>
        </draw:connector>
        <draw:connector draw:style-name="gr72" draw:text-style-name="P10" draw:layer="layout" draw:type="line" svg:x1="17.759cm" svg:y1="11.449cm" svg:x2="17.759cm" svg:y2="15.705cm" svg:d="M17759 11449v4256" svg:viewBox="0 0 1 4257">
          <text:p/>
        </draw:connector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CustomShape 10_2" draw:style-name="gr73" draw:text-style-name="P6" draw:layer="layout" svg:width="1.598cm" svg:height="3.398cm" svg:x="7.299cm" svg:y="13.525cm">
          <text:p text:style-name="P3"><text:span text:style-name="T1">0</text:span><text:span text:style-name="T2"><text:line-break/></text:span><text:span text:style-name="T1">1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_2" draw:style-name="gr74" draw:text-style-name="P6" draw:layer="layout" svg:width="1.598cm" svg:height="3.398cm" svg:x="10.9cm" svg:y="13.525cm">
          <text:p text:style-name="P3"><text:span text:style-name="T1">0</text:span></text:p>
          <text:p text:style-name="P3"><text:span text:style-name="T1">0</text:span><text:span text:style-name="T2"><text:line-break/></text:span><text:span text:style-name="T1">1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_8" draw:style-name="gr75" draw:text-style-name="P6" draw:layer="layout" svg:width="1.598cm" svg:height="3.398cm" svg:x="14.5cm" svg:y="13.525cm">
          <text:p text:style-name="P3"><text:span text:style-name="T1">0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1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_8" draw:style-name="gr76" draw:text-style-name="P6" draw:layer="layout" svg:width="1.598cm" svg:height="3.398cm" svg:x="18.101cm" svg:y="13.525cm"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text:span text:style-name="T2"><text:line-break/></text:span><text:span text:style-name="T1">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" draw:style-name="gr77" draw:text-style-name="P6" draw:layer="layout" svg:width="1.598cm" svg:height="3.398cm" svg:x="3.699cm" svg:y="13.525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8" draw:style-name="gr14" draw:text-style-name="P1" draw:layer="layout" svg:width="1.48cm" svg:height="0.58cm" svg:x="3.699cm" svg:y="17.126cm">
          <draw:image xlink:href="Pictures/100000000000003800000016CE9B554F6CECB001.png" xlink:type="simple" xlink:show="embed" xlink:actuate="onLoad" loext:mime-type="image/png">
            <text:p/>
          </draw:image>
        </draw:frame>
        <draw:frame draw:name="Picture 36_4" draw:style-name="gr15" draw:text-style-name="P7" draw:layer="layout" svg:width="0.871cm" svg:height="0.554cm" svg:x="7.626cm" svg:y="17.126cm">
          <draw:image xlink:href="Pictures/1000000000000021000000158B05DA48CA794E7A.png" xlink:type="simple" xlink:show="embed" xlink:actuate="onLoad" loext:mime-type="image/png">
            <text:p/>
          </draw:image>
        </draw:frame>
        <draw:frame draw:name="Picture 37_3" draw:style-name="gr14" draw:text-style-name="P1" draw:layer="layout" svg:width="1.665cm" svg:height="0.633cm" svg:x="10.9cm" svg:y="17.126cm">
          <draw:image xlink:href="Pictures/100000000000003F00000018807661C60E8C15BF.png" xlink:type="simple" xlink:show="embed" xlink:actuate="onLoad" loext:mime-type="image/png">
            <text:p/>
          </draw:image>
        </draw:frame>
        <draw:frame draw:name="Picture 38_2" draw:style-name="gr14" draw:text-style-name="P1" draw:layer="layout" svg:width="1.691cm" svg:height="0.58cm" svg:x="14.407cm" svg:y="17.126cm">
          <draw:image xlink:href="Pictures/1000000000000040000000163395E552909DBF2D.png" xlink:type="simple" xlink:show="embed" xlink:actuate="onLoad" loext:mime-type="image/png">
            <text:p/>
          </draw:image>
        </draw:frame>
        <draw:frame draw:name="Picture 39_1" draw:style-name="gr14" draw:text-style-name="P1" draw:layer="layout" svg:width="1.85cm" svg:height="0.659cm" svg:x="17.901cm" svg:y="17.126cm">
          <draw:image xlink:href="Pictures/100000000000004600000019A08C08710F3CC032.png" xlink:type="simple" xlink:show="embed" xlink:actuate="onLoad" loext:mime-type="image/png">
            <text:p/>
          </draw:image>
        </draw:frame>
        <presentation:notes draw:style-name="dp3">
          <draw:page-thumbnail draw:style-name="gr1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CustomShape 1" draw:style-name="gr1" draw:text-style-name="P1" draw:layer="layout" svg:width="0.001cm" svg:height="2.198cm" svg:x="9.5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" draw:text-style-name="P1" draw:layer="layout" svg:width="0.001cm" svg:height="2.198cm" svg:x="13.2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" draw:text-style-name="P1" draw:layer="layout" svg:width="0.001cm" svg:height="2.198cm" svg:x="16.8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" draw:text-style-name="P2" draw:layer="layout" svg:width="1.998cm" svg:height="0.001cm" svg:x="10.4cm" svg:y="6.02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8" draw:text-style-name="P5" draw:layer="layout" svg:width="1.598cm" svg:height="2.998cm" svg:x="8.799cm" svg:y="4.521cm">
          <text:p text:style-name="P3"><text:span text:style-name="T1">0.2</text:span></text:p>
          <text:p text:style-name="P3"><text:span text:style-name="T1">0.8</text:span></text:p>
          <text:p text:style-name="P3"><text:span text:style-name="T1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79" draw:text-style-name="P5" draw:layer="layout" svg:width="1.598cm" svg:height="2.998cm" svg:x="12.4cm" svg:y="4.521cm">
          <text:p text:style-name="P3"><text:span text:style-name="T1">-0.7</text:span></text:p>
          <text:p text:style-name="P3"><text:span text:style-name="T1">0.3</text:span></text:p>
          <text:p text:style-name="P3"><text:span text:style-name="T1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80" draw:text-style-name="P5" draw:layer="layout" svg:width="1.598cm" svg:height="2.998cm" svg:x="16cm" svg:y="4.521cm">
          <text:p text:style-name="P3"><text:span text:style-name="T1">0.4</text:span></text:p>
          <text:p text:style-name="P3"><text:span text:style-name="T1">-0.1</text:span></text:p>
          <text:p text:style-name="P3"><text:span text:style-name="T1">-0.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81" draw:text-style-name="P6" draw:layer="layout" svg:width="1.598cm" svg:height="3.398cm" svg:x="8.799cm" svg:y="9.721cm">
          <text:p text:style-name="P3"><text:span text:style-name="T1">0</text:span><text:span text:style-name="T2"><text:line-break/></text:span><text:span text:style-name="T1">1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82" draw:text-style-name="P6" draw:layer="layout" svg:width="1.598cm" svg:height="3.398cm" svg:x="12.4cm" svg:y="9.721cm">
          <text:p text:style-name="P3"><text:span text:style-name="T1">0</text:span></text:p>
          <text:p text:style-name="P3"><text:span text:style-name="T1">0</text:span><text:span text:style-name="T2"><text:line-break/></text:span><text:span text:style-name="T1">1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83" draw:text-style-name="P6" draw:layer="layout" svg:width="1.598cm" svg:height="3.398cm" svg:x="16cm" svg:y="9.721cm">
          <text:p text:style-name="P3"><text:span text:style-name="T1">0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1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2" draw:text-style-name="P2" draw:layer="layout" svg:width="1.998cm" svg:height="0.001cm" svg:x="14cm" svg:y="6.02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84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85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2" draw:text-style-name="P2" draw:layer="layout" svg:width="1.998cm" svg:height="0.001cm" svg:x="6.799cm" svg:y="6.02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5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frame draw:name="Picture 36" draw:style-name="gr15" draw:text-style-name="P7" draw:layer="layout" svg:width="0.871cm" svg:height="0.554cm" svg:x="9.126cm" svg:y="13.322cm">
          <draw:image xlink:href="Pictures/1000000000000021000000158B05DA48CA794E7A.png" xlink:type="simple" xlink:show="embed" xlink:actuate="onLoad" loext:mime-type="image/png">
            <text:p/>
          </draw:image>
        </draw:frame>
        <draw:frame draw:name="Picture 37" draw:style-name="gr15" draw:text-style-name="P7" draw:layer="layout" svg:width="1.665cm" svg:height="0.633cm" svg:x="12.4cm" svg:y="13.322cm">
          <draw:image xlink:href="Pictures/100000000000003F00000018807661C60E8C15BF.png" xlink:type="simple" xlink:show="embed" xlink:actuate="onLoad" loext:mime-type="image/png">
            <text:p/>
          </draw:image>
        </draw:frame>
        <draw:frame draw:name="Picture 38" draw:style-name="gr15" draw:text-style-name="P7" draw:layer="layout" svg:width="1.691cm" svg:height="0.58cm" svg:x="15.907cm" svg:y="13.322cm">
          <draw:image xlink:href="Pictures/1000000000000040000000163395E552909DBF2D.png" xlink:type="simple" xlink:show="embed" xlink:actuate="onLoad" loext:mime-type="image/png">
            <text:p/>
          </draw:image>
        </draw:frame>
        <draw:frame draw:name="Object 3" draw:style-name="gr86" draw:text-style-name="P1" draw:layer="layout" svg:width="0.898cm" svg:height="0.792cm" svg:x="5.334cm" svg:y="14.224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line draw:name="Line 17" draw:style-name="gr87" draw:text-style-name="P1" draw:layer="layout" svg:x1="6.233cm" svg:y1="14.986cm" svg:x2="10.043cm" svg:y2="14.986cm">
          <text:p/>
        </draw:line>
        <draw:frame draw:name="Object 7" draw:style-name="gr86" draw:text-style-name="P1" draw:layer="layout" svg:width="1.056cm" svg:height="1.056cm" svg:x="5.547cm" svg:y="3.007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line draw:name="Line 19" draw:style-name="gr88" draw:text-style-name="P2" draw:layer="layout" svg:x1="6.604cm" svg:y1="3.81cm" svg:x2="10.414cm" svg:y2="3.81cm">
          <text:p/>
        </draw:line>
        <draw:custom-shape draw:name="TextShape 20" draw:style-name="gr89" draw:text-style-name="P12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89" draw:text-style-name="P12" draw:layer="layout" svg:width="1.102cm" svg:height="1.102cm" svg:x="8.528cm" svg:y="8.595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89" draw:text-style-name="P12" draw:layer="layout" svg:width="1.102cm" svg:height="0.961cm" svg:x="12.051cm" svg:y="8.7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89" draw:text-style-name="P12" draw:layer="layout" svg:width="1.102cm" svg:height="0.961cm" svg:x="15.697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90" draw:text-style-name="P13" draw:layer="layout" svg:width="1.102cm" svg:height="0.961cm" svg:x="7.279cm" svg:y="5.08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91" draw:text-style-name="P13" draw:layer="layout" svg:width="1.102cm" svg:height="0.961cm" svg:x="14.478cm" svg:y="5.059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92" draw:text-style-name="P13" draw:layer="layout" svg:width="1.102cm" svg:height="0.961cm" svg:x="10.835cm" svg:y="5.059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2_0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0" draw:style-name="gr93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0" draw:style-name="gr94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0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custom-shape draw:name="TextShape 20_1" draw:style-name="gr95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4" draw:style-name="gr96" draw:text-style-name="P14" draw:layer="layout" svg:width="1.573cm" svg:height="0.961cm" svg:x="5.285cm" svg:y="14.036cm">
          <text:p text:style-name="P11"><text:span text:style-name="T3">x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5" draw:style-name="gr97" draw:text-style-name="P14" draw:layer="layout" svg:width="1.573cm" svg:height="0.961cm" svg:x="5.285cm" svg:y="3.436cm">
          <text:p text:style-name="P11"><text:span text:style-name="T3">z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1" draw:style-name="gr98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1" draw:style-name="gr99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1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custom-shape draw:name="TextShape 20_6" draw:style-name="gr100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7" draw:style-name="gr101" draw:text-style-name="P14" draw:layer="layout" svg:width="1.573cm" svg:height="0.961cm" svg:x="5.285cm" svg:y="14.036cm">
          <text:p text:style-name="P11"><text:span text:style-name="T3">x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8" draw:style-name="gr102" draw:text-style-name="P14" draw:layer="layout" svg:width="1.573cm" svg:height="0.961cm" svg:x="5.285cm" svg:y="3.436cm">
          <text:p text:style-name="P11"><text:span text:style-name="T3">z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CustomShape 1_1" draw:style-name="gr17" draw:text-style-name="P1" draw:layer="layout" svg:width="0.001cm" svg:height="2.198cm" svg:x="9.5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_2" draw:style-name="gr103" draw:text-style-name="P5" draw:layer="layout" svg:width="1.598cm" svg:height="2.998cm" svg:x="8.799cm" svg:y="4.521cm">
          <text:p text:style-name="P3"><text:span text:style-name="T1">0.2</text:span></text:p>
          <text:p text:style-name="P3"><text:span text:style-name="T1">0.8</text:span></text:p>
          <text:p text:style-name="P3"><text:span text:style-name="T1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_2" draw:style-name="gr104" draw:text-style-name="P6" draw:layer="layout" svg:width="1.598cm" svg:height="3.398cm" svg:x="8.799cm" svg:y="9.721cm">
          <text:p text:style-name="P3"><text:span text:style-name="T1">0</text:span><text:span text:style-name="T2"><text:line-break/></text:span><text:span text:style-name="T1">1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_2" draw:style-name="gr18" draw:text-style-name="P2" draw:layer="layout" svg:width="1.998cm" svg:height="0.001cm" svg:x="6.799cm" svg:y="6.02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6_2" draw:style-name="gr15" draw:text-style-name="P7" draw:layer="layout" svg:width="0.871cm" svg:height="0.554cm" svg:x="9.126cm" svg:y="13.322cm">
          <draw:image xlink:href="Pictures/1000000000000021000000158B05DA48CA794E7A.png" xlink:type="simple" xlink:show="embed" xlink:actuate="onLoad" loext:mime-type="image/png">
            <text:p/>
          </draw:image>
        </draw:frame>
        <draw:custom-shape draw:name="TextShape 21_2" draw:style-name="gr105" draw:text-style-name="P14" draw:layer="layout" svg:width="1.102cm" svg:height="1.102cm" svg:x="8.528cm" svg:y="8.595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_2" draw:style-name="gr106" draw:text-style-name="P13" draw:layer="layout" svg:width="1.102cm" svg:height="0.961cm" svg:x="7.279cm" svg:y="5.08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4" draw:style-name="gr107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4" draw:style-name="gr108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4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custom-shape draw:name="TextShape 20_12" draw:style-name="gr109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13" draw:style-name="gr110" draw:text-style-name="P14" draw:layer="layout" svg:width="1.573cm" svg:height="0.961cm" svg:x="5.285cm" svg:y="14.036cm">
          <text:p text:style-name="P11"><text:span text:style-name="T3">x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14" draw:style-name="gr111" draw:text-style-name="P14" draw:layer="layout" svg:width="1.573cm" svg:height="0.961cm" svg:x="5.285cm" svg:y="3.436cm">
          <text:p text:style-name="P11"><text:span text:style-name="T3">z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5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5" draw:style-name="gr112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5" draw:style-name="gr113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5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custom-shape draw:name="TextShape 20_15" draw:style-name="gr114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16" draw:style-name="gr115" draw:text-style-name="P14" draw:layer="layout" svg:width="1.573cm" svg:height="0.961cm" svg:x="5.285cm" svg:y="14.036cm">
          <text:p text:style-name="P11"><text:span text:style-name="T3">x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17" draw:style-name="gr116" draw:text-style-name="P14" draw:layer="layout" svg:width="1.573cm" svg:height="0.961cm" svg:x="5.285cm" svg:y="3.436cm">
          <text:p text:style-name="P11"><text:span text:style-name="T3">z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9" draw:style-name="gr117" draw:text-style-name="P14" draw:layer="layout" svg:width="1.573cm" svg:height="0.961cm" svg:x="9.085cm" svg:y="14.036cm">
          <text:p text:style-name="P11"><text:span text:style-name="T3">x</text:span><text:span text:style-name="T4">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10" draw:style-name="gr118" draw:text-style-name="P14" draw:layer="layout" svg:width="1.573cm" svg:height="0.961cm" svg:x="9.085cm" svg:y="3.436cm">
          <text:p text:style-name="P11"><text:span text:style-name="T3">z</text:span><text:span text:style-name="T4">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CustomShape 1_3" draw:style-name="gr119" draw:text-style-name="P1" draw:layer="layout" svg:width="0.001cm" svg:height="1.924cm" svg:x="5.643cm" svg:y="5.92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_4" draw:style-name="gr120" draw:text-style-name="P5" draw:layer="layout" svg:width="1.313cm" svg:height="2.624cm" svg:x="4.986cm" svg:y="3.302cm">
          <text:p text:style-name="P3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_4" draw:style-name="gr121" draw:text-style-name="P6" draw:layer="layout" svg:width="1.313cm" svg:height="2.974cm" svg:x="4.986cm" svg:y="7.854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_4" draw:style-name="gr122" draw:text-style-name="P2" draw:layer="layout" svg:width="1.643cm" svg:height="0.001cm" svg:x="3.341cm" svg:y="4.61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TextShape 21_4" draw:style-name="gr123" draw:text-style-name="P14" draw:layer="layout" svg:width="0.906cm" svg:height="0.965cm" svg:x="4.763cm" svg:y="6.868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_4" draw:style-name="gr124" draw:text-style-name="P13" draw:layer="layout" svg:width="0.907cm" svg:height="0.841cm" svg:x="3.735cm" svg:y="3.791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9" draw:style-name="gr119" draw:text-style-name="P1" draw:layer="layout" svg:width="0.001cm" svg:height="1.924cm" svg:x="2.685cm" svg:y="7.8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9" draw:style-name="gr125" draw:text-style-name="P5" draw:layer="layout" svg:width="1.315cm" svg:height="2.624cm" svg:x="2.025cm" svg:y="3.302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0_30" draw:style-name="gr126" draw:text-style-name="P14" draw:layer="layout" svg:width="0.907cm" svg:height="0.841cm" svg:x="1.685cm" svg:y="6.904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31" draw:style-name="gr127" draw:text-style-name="P14" draw:layer="layout" svg:width="1.294cm" svg:height="0.841cm" svg:x="2.343cm" svg:y="10.756cm">
          <text:p text:style-name="P11"><text:span text:style-name="T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0" draw:style-name="gr119" draw:text-style-name="P1" draw:layer="layout" svg:width="0.001cm" svg:height="1.924cm" svg:x="2.685cm" svg:y="7.8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10" draw:style-name="gr128" draw:text-style-name="P5" draw:layer="layout" svg:width="1.315cm" svg:height="2.624cm" svg:x="2.025cm" svg:y="3.302cm">
          <text:p text:style-name="P3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9" draw:style-name="gr129" draw:text-style-name="P6" draw:layer="layout" svg:width="1.315cm" svg:height="2.974cm" svg:x="2.025cm" svg:y="7.854cm">
          <text:p text:style-name="P3"><text:span text:style-name="T2"><text:line-break/></text:span><text:span text:style-name="T2"><text:line-break/></text:span><text:span text:style-name="T2"><text:line-break/></text:span><text:span text:style-name="T2"/></text:p>
          <text:p text:style-name="P3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0_33" draw:style-name="gr130" draw:text-style-name="P14" draw:layer="layout" svg:width="0.907cm" svg:height="0.841cm" svg:x="1.685cm" svg:y="6.904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34" draw:style-name="gr131" draw:text-style-name="P14" draw:layer="layout" svg:width="1.294cm" svg:height="0.841cm" svg:x="2.343cm" svg:y="10.756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36" draw:style-name="gr132" draw:text-style-name="P14" draw:layer="layout" svg:width="1.524cm" svg:height="0.841cm" svg:x="5.026cm" svg:y="10.756cm">
          <text:p text:style-name="P11"><text:span text:style-name="T5">t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_3" draw:style-name="gr133" draw:text-style-name="P15" draw:layer="layout" svg:width="1.036cm" svg:height="1.116cm" draw:transform="rotate (1.5707963267949) translate (8.591cm 9.4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3" draw:style-name="gr133" draw:text-style-name="P15" draw:layer="layout" svg:width="1.036cm" svg:height="1.116cm" draw:transform="rotate (1.5707963267949) translate (9.986cm 9.4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3" draw:style-name="gr133" draw:text-style-name="P15" draw:layer="layout" svg:width="1.036cm" svg:height="1.116cm" draw:transform="rotate (1.5707963267949) translate (11.382cm 9.4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3" draw:style-name="gr134" draw:text-style-name="P15" draw:layer="layout" svg:width="1.036cm" svg:height="1.115cm" draw:transform="rotate (1.5707963267949) translate (14.361cm 9.4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3" draw:style-name="gr135" draw:text-style-name="P16" xml:id="id1" draw:id="id1" draw:layer="layout" svg:width="1.036cm" svg:height="1.116cm" draw:transform="rotate (1.5707963267949) translate (9.992cm 5.948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10_3" draw:style-name="gr136" draw:text-style-name="P17" draw:layer="layout" svg:width="2.427cm" svg:height="0.002cm" draw:transform="rotate (1.5707963267949) translate (13.391cm 8.3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1_3" draw:style-name="gr137" draw:text-style-name="P17" draw:layer="layout" svg:width="2.428cm" svg:height="1.437cm" draw:transform="rotate (-1.5707963267949) translate (14.852cm 5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4_3" draw:style-name="gr138" draw:text-style-name="P17" draw:layer="layout" svg:width="2.464cm" svg:height="1.465cm" draw:transform="rotate (-1.5707963267949) translate (13.39cm 5.94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27_3" draw:style-name="gr139" draw:text-style-name="P17" draw:layer="layout" svg:width="2.465cm" svg:height="1.461cm" draw:transform="rotate (-1.5707963267949) translate (13.403cm 5.94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32_3" draw:style-name="gr140" draw:text-style-name="P16" draw:layer="layout" svg:width="1.036cm" svg:height="1.115cm" draw:transform="rotate (1.5707963267949) translate (11.385cm 5.948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3_3" draw:style-name="gr135" draw:text-style-name="P16" draw:layer="layout" svg:width="1.036cm" svg:height="1.116cm" draw:transform="rotate (1.5707963267949) translate (12.783cm 5.948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7_3" draw:style-name="gr141" draw:text-style-name="P17" draw:layer="layout" svg:width="2.427cm" svg:height="1.394cm" draw:transform="rotate (1.5707963267949) translate (9.149cm 8.3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_3" draw:style-name="gr142" draw:text-style-name="P17" draw:layer="layout" svg:width="2.427cm" svg:height="2.793cm" draw:transform="rotate (1.5707963267949) translate (9.149cm 8.3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2_3" draw:style-name="gr136" draw:text-style-name="P17" draw:layer="layout" svg:width="2.427cm" svg:height="0.001cm" draw:transform="rotate (-1.5707963267949) translate (10.544cm 5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5_3" draw:style-name="gr143" draw:text-style-name="P17" draw:layer="layout" svg:width="2.427cm" svg:height="1.397cm" draw:transform="rotate (1.5707963267949) translate (10.545cm 8.3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1_3" draw:style-name="gr144" draw:text-style-name="P17" draw:layer="layout" svg:width="2.427cm" svg:height="1.396cm" draw:transform="rotate (-1.5707963267949) translate (11.939cm 5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4_3" draw:style-name="gr136" draw:text-style-name="P17" draw:layer="layout" svg:width="2.427cm" svg:height="0.002cm" draw:transform="rotate (1.5707963267949) translate (11.94cm 8.3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0_3" draw:style-name="gr145" draw:text-style-name="P17" draw:layer="layout" svg:width="2.427cm" svg:height="4.374cm" draw:transform="rotate (-1.5707963267949) translate (14.917cm 5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3_3" draw:style-name="gr146" draw:text-style-name="P17" draw:layer="layout" svg:width="2.427cm" svg:height="2.975cm" draw:transform="rotate (-1.5707963267949) translate (14.917cm 5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6_0" draw:style-name="gr133" draw:text-style-name="P15" draw:layer="layout" svg:width="1.036cm" svg:height="1.116cm" draw:transform="rotate (1.5707963267949) translate (12.895cm 9.4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27_0" draw:style-name="gr147" draw:text-style-name="P17" draw:layer="layout" svg:width="2.476cm" svg:height="2.87cm" draw:transform="rotate (-1.5707963267949) translate (13.415cm 5.94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4_0" draw:style-name="gr148" draw:text-style-name="P17" draw:layer="layout" svg:width="2.439cm" svg:height="4.254cm" draw:transform="rotate (1.5707963267949) translate (9.137cm 8.3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5_0" draw:style-name="gr149" draw:text-style-name="P17" draw:layer="layout" svg:width="2.439cm" svg:height="2.858cm" draw:transform="rotate (1.5707963267949) translate (10.533cm 8.3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3_0" draw:style-name="gr133" draw:text-style-name="P15" draw:layer="layout" svg:width="1.036cm" svg:height="1.116cm" draw:transform="rotate (1.5707963267949) translate (16.792cm 9.411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0" draw:style-name="gr133" draw:text-style-name="P15" draw:layer="layout" svg:width="1.036cm" svg:height="1.116cm" draw:transform="rotate (1.5707963267949) translate (18.187cm 9.411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0" draw:style-name="gr133" draw:text-style-name="P15" draw:layer="layout" svg:width="1.036cm" svg:height="1.116cm" draw:transform="rotate (1.5707963267949) translate (19.583cm 9.411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1" draw:style-name="gr134" draw:text-style-name="P15" draw:layer="layout" svg:width="1.036cm" svg:height="1.115cm" draw:transform="rotate (1.5707963267949) translate (22.562cm 9.411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0" draw:style-name="gr135" draw:text-style-name="P16" xml:id="id2" draw:id="id2" draw:layer="layout" svg:width="1.036cm" svg:height="1.116cm" draw:transform="rotate (1.5707963267949) translate (18.193cm 5.947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10_0" draw:style-name="gr136" draw:text-style-name="P17" draw:layer="layout" svg:width="2.427cm" svg:height="0.002cm" draw:transform="rotate (1.5707963267949) translate (21.592cm 8.3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1_0" draw:style-name="gr137" draw:text-style-name="P17" draw:layer="layout" svg:width="2.428cm" svg:height="1.437cm" draw:transform="rotate (-1.5707963267949) translate (23.053cm 5.94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4_0" draw:style-name="gr138" draw:text-style-name="P17" draw:layer="layout" svg:width="2.464cm" svg:height="1.465cm" draw:transform="rotate (-1.5707963267949) translate (21.591cm 5.94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27_1" draw:style-name="gr139" draw:text-style-name="P17" draw:layer="layout" svg:width="2.465cm" svg:height="1.461cm" draw:transform="rotate (-1.5707963267949) translate (21.604cm 5.94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32_0" draw:style-name="gr140" draw:text-style-name="P16" draw:layer="layout" svg:width="1.036cm" svg:height="1.115cm" draw:transform="rotate (1.5707963267949) translate (19.586cm 5.947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3_0" draw:style-name="gr135" draw:text-style-name="P16" draw:layer="layout" svg:width="1.036cm" svg:height="1.116cm" draw:transform="rotate (1.5707963267949) translate (20.984cm 5.947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7_0" draw:style-name="gr141" draw:text-style-name="P17" draw:layer="layout" svg:width="2.427cm" svg:height="1.394cm" draw:transform="rotate (1.5707963267949) translate (17.35cm 8.3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_1" draw:style-name="gr142" draw:text-style-name="P17" draw:layer="layout" svg:width="2.427cm" svg:height="2.793cm" draw:transform="rotate (1.5707963267949) translate (17.35cm 8.3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2_0" draw:style-name="gr136" draw:text-style-name="P17" draw:layer="layout" svg:width="2.427cm" svg:height="0.001cm" draw:transform="rotate (-1.5707963267949) translate (18.745cm 5.94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5_1" draw:style-name="gr143" draw:text-style-name="P17" draw:layer="layout" svg:width="2.427cm" svg:height="1.397cm" draw:transform="rotate (1.5707963267949) translate (18.746cm 8.3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1_0" draw:style-name="gr144" draw:text-style-name="P17" draw:layer="layout" svg:width="2.427cm" svg:height="1.396cm" draw:transform="rotate (-1.5707963267949) translate (20.14cm 5.94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4_0" draw:style-name="gr136" draw:text-style-name="P17" draw:layer="layout" svg:width="2.427cm" svg:height="0.002cm" draw:transform="rotate (1.5707963267949) translate (20.141cm 8.3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0_0" draw:style-name="gr145" draw:text-style-name="P17" draw:layer="layout" svg:width="2.427cm" svg:height="4.374cm" draw:transform="rotate (-1.5707963267949) translate (23.118cm 5.94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3_0" draw:style-name="gr146" draw:text-style-name="P17" draw:layer="layout" svg:width="2.427cm" svg:height="2.975cm" draw:transform="rotate (-1.5707963267949) translate (23.118cm 5.94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6_2" draw:style-name="gr133" draw:text-style-name="P15" draw:layer="layout" svg:width="1.036cm" svg:height="1.116cm" draw:transform="rotate (1.5707963267949) translate (21.096cm 9.411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27_2" draw:style-name="gr147" draw:text-style-name="P17" draw:layer="layout" svg:width="2.476cm" svg:height="2.87cm" draw:transform="rotate (-1.5707963267949) translate (21.616cm 5.94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4_2" draw:style-name="gr148" draw:text-style-name="P17" draw:layer="layout" svg:width="2.439cm" svg:height="4.254cm" draw:transform="rotate (1.5707963267949) translate (17.338cm 8.3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5_2" draw:style-name="gr149" draw:text-style-name="P17" draw:layer="layout" svg:width="2.439cm" svg:height="2.858cm" draw:transform="rotate (1.5707963267949) translate (18.734cm 8.3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Shape 20_32" draw:style-name="gr150" draw:text-style-name="P14" draw:layer="layout" svg:width="0.907cm" svg:height="0.841cm" svg:x="8.285cm" svg:y="6.604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35" draw:style-name="gr151" draw:text-style-name="P14" draw:layer="layout" svg:width="0.907cm" svg:height="0.841cm" svg:x="8.285cm" svg:y="6.604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37" draw:style-name="gr152" draw:text-style-name="P14" draw:layer="layout" svg:width="0.907cm" svg:height="0.841cm" svg:x="16.585cm" svg:y="6.604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38" draw:style-name="gr153" draw:text-style-name="P14" draw:layer="layout" svg:width="0.907cm" svg:height="0.841cm" svg:x="16.585cm" svg:y="6.604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4" draw:text-style-name="P10" draw:layer="layout" draw:type="curve" svg:x1="10.55cm" svg:y1="4.912cm" svg:x2="18.751cm" svg:y2="4.911cm" draw:start-shape="id1" draw:start-glue-point="1" draw:end-shape="id2" draw:end-glue-point="1" svg:d="M10550 4912c0-765 8201-764 8201-1" svg:viewBox="0 0 8202 574">
          <text:p/>
        </draw:connector>
        <draw:connector draw:style-name="gr154" draw:text-style-name="P10" xml:id="id3" draw:id="id3" draw:layer="layout" draw:type="curve" svg:x1="12.05cm" svg:y1="4.898cm" svg:x2="20.251cm" svg:y2="4.897cm" svg:d="M12050 4898c0-765 8201-764 8201-1" svg:viewBox="0 0 8202 574">
          <text:p/>
        </draw:connector>
        <draw:connector draw:style-name="gr154" draw:text-style-name="P10" draw:layer="layout" draw:type="curve" svg:x1="13.45cm" svg:y1="4.884cm" svg:x2="21.651cm" svg:y2="4.883cm" svg:d="M13450 4884c0-765 8201-764 8201-1" svg:viewBox="0 0 8202 574">
          <text:p/>
        </draw:connector>
        <draw:connector draw:style-name="gr154" draw:text-style-name="P10" draw:layer="layout" draw:type="curve" draw:line-skew="-1.305cm" svg:x1="12.05cm" svg:y1="4.898cm" svg:x2="21.651cm" svg:y2="4.869cm" draw:start-shape="id3" draw:start-glue-point="2" svg:d="M12050 4898c0-1206 9601-1191 9601-29" svg:viewBox="0 0 9602 904">
          <text:p/>
        </draw:connector>
        <draw:connector draw:style-name="gr154" draw:text-style-name="P10" draw:layer="layout" draw:type="curve" draw:line-skew="-0.43cm" svg:x1="10.55cm" svg:y1="4.912cm" svg:x2="21.651cm" svg:y2="4.851cm" draw:start-shape="id1" draw:start-glue-point="1" svg:d="M10550 4912c0-1410 11101-1379 11101-61" svg:viewBox="0 0 11102 1055">
          <text:p/>
        </draw:connector>
        <draw:connector draw:style-name="gr154" draw:text-style-name="P10" draw:layer="layout" draw:type="curve" draw:line-skew="-1.31cm" svg:x1="10.55cm" svg:y1="4.893cm" svg:x2="20.251cm" svg:y2="4.897cm" draw:end-shape="id3" draw:end-glue-point="3" svg:d="M10550 4893c0-1206 9701-1208 9701 4" svg:viewBox="0 0 9702 910">
          <text:p/>
        </draw:connector>
        <draw:connector draw:style-name="gr154" draw:text-style-name="P10" draw:layer="layout" draw:type="curve" draw:line-skew="-1.658cm" svg:x1="13.45cm" svg:y1="4.912cm" svg:x2="20.251cm" svg:y2="4.897cm" draw:end-shape="id3" draw:end-glue-point="3" svg:d="M13450 4912c0-1756 6801-1749 6801-15" svg:viewBox="0 0 6802 1317">
          <text:p/>
        </draw:connector>
        <draw:connector draw:style-name="gr154" draw:text-style-name="P10" xml:id="id4" draw:id="id4" draw:layer="layout" draw:type="curve" draw:line-skew="-1.658cm" svg:x1="11.951cm" svg:y1="4.889cm" svg:x2="18.752cm" svg:y2="4.874cm" svg:d="M11951 4889c0-1756 6801-1749 6801-15" svg:viewBox="0 0 6802 1317">
          <text:p/>
        </draw:connector>
        <draw:connector draw:style-name="gr154" draw:text-style-name="P10" draw:layer="layout" draw:type="curve" draw:line-skew="-3.812cm" svg:x1="13.45cm" svg:y1="4.87cm" svg:x2="18.752cm" svg:y2="4.874cm" draw:end-shape="id4" draw:end-glue-point="3" svg:d="M13450 4870c2988 0 337 4 5302 4" svg:viewBox="0 0 5303 5">
          <text:p/>
        </draw:connector>
        <draw:custom-shape draw:name="TextShape 24_0" draw:style-name="gr155" draw:text-style-name="P13" draw:layer="layout" svg:width="0.907cm" svg:height="0.841cm" svg:x="9.635cm" svg:y="3.791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_5" draw:style-name="gr156" draw:text-style-name="P13" draw:layer="layout" svg:width="0.907cm" svg:height="0.841cm" svg:x="14.408cm" svg:y="13.406cm">
          <text:p text:style-name="P1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CustomShape 1_0" draw:style-name="gr17" draw:text-style-name="P1" draw:layer="layout" svg:width="0.001cm" svg:height="2.198cm" svg:x="9.5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_1" draw:style-name="gr17" draw:text-style-name="P1" draw:layer="layout" svg:width="0.001cm" svg:height="2.198cm" svg:x="13.2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18" draw:text-style-name="P2" draw:layer="layout" svg:width="1.998cm" svg:height="0.001cm" svg:x="10.4cm" svg:y="6.02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157" draw:text-style-name="P5" draw:layer="layout" svg:width="1.598cm" svg:height="2.998cm" svg:x="8.799cm" svg:y="4.521cm">
          <text:p text:style-name="P3"><text:span text:style-name="T1">0.2</text:span></text:p>
          <text:p text:style-name="P3"><text:span text:style-name="T1">0.8</text:span></text:p>
          <text:p text:style-name="P3"><text:span text:style-name="T1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_1" draw:style-name="gr158" draw:text-style-name="P5" draw:layer="layout" svg:width="1.598cm" svg:height="2.998cm" svg:x="12.4cm" svg:y="4.521cm">
          <text:p text:style-name="P3"><text:span text:style-name="T1">-0.7</text:span></text:p>
          <text:p text:style-name="P3"><text:span text:style-name="T1">0.3</text:span></text:p>
          <text:p text:style-name="P3"><text:span text:style-name="T1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_1" draw:style-name="gr159" draw:text-style-name="P6" draw:layer="layout" svg:width="1.598cm" svg:height="3.398cm" svg:x="8.799cm" svg:y="9.721cm">
          <text:p text:style-name="P3"><text:span text:style-name="T1">0</text:span><text:span text:style-name="T2"><text:line-break/></text:span><text:span text:style-name="T1">1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_1" draw:style-name="gr160" draw:text-style-name="P6" draw:layer="layout" svg:width="1.598cm" svg:height="3.398cm" svg:x="12.4cm" svg:y="9.721cm">
          <text:p text:style-name="P3"><text:span text:style-name="T1">0</text:span></text:p>
          <text:p text:style-name="P3"><text:span text:style-name="T1">0</text:span><text:span text:style-name="T2"><text:line-break/></text:span><text:span text:style-name="T1">1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_1" draw:style-name="gr18" draw:text-style-name="P2" draw:layer="layout" svg:width="1.998cm" svg:height="0.001cm" svg:x="6.799cm" svg:y="6.02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6_1" draw:style-name="gr15" draw:text-style-name="P7" draw:layer="layout" svg:width="0.871cm" svg:height="0.554cm" svg:x="9.126cm" svg:y="13.322cm">
          <draw:image xlink:href="Pictures/1000000000000021000000158B05DA48CA794E7A.png" xlink:type="simple" xlink:show="embed" xlink:actuate="onLoad" loext:mime-type="image/png">
            <text:p/>
          </draw:image>
        </draw:frame>
        <draw:frame draw:name="Picture 37_1" draw:style-name="gr15" draw:text-style-name="P7" draw:layer="layout" svg:width="1.665cm" svg:height="0.633cm" svg:x="12.4cm" svg:y="13.322cm">
          <draw:image xlink:href="Pictures/100000000000003F00000018807661C60E8C15BF.png" xlink:type="simple" xlink:show="embed" xlink:actuate="onLoad" loext:mime-type="image/png">
            <text:p/>
          </draw:image>
        </draw:frame>
        <draw:custom-shape draw:name="TextShape 21_1" draw:style-name="gr161" draw:text-style-name="P14" draw:layer="layout" svg:width="1.102cm" svg:height="1.102cm" svg:x="8.528cm" svg:y="8.595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_1" draw:style-name="gr162" draw:text-style-name="P14" draw:layer="layout" svg:width="1.102cm" svg:height="0.961cm" svg:x="12.051cm" svg:y="8.7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_1" draw:style-name="gr163" draw:text-style-name="P13" draw:layer="layout" svg:width="1.102cm" svg:height="0.961cm" svg:x="7.279cm" svg:y="5.08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_1" draw:style-name="gr164" draw:text-style-name="P13" draw:layer="layout" svg:width="1.102cm" svg:height="0.961cm" svg:x="10.835cm" svg:y="5.059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3" draw:style-name="gr165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3" draw:style-name="gr166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3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custom-shape draw:name="TextShape 20_11" draw:style-name="gr167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18" draw:style-name="gr168" draw:text-style-name="P14" draw:layer="layout" svg:width="1.573cm" svg:height="0.961cm" svg:x="5.285cm" svg:y="14.036cm">
          <text:p text:style-name="P11"><text:span text:style-name="T3">x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19" draw:style-name="gr169" draw:text-style-name="P14" draw:layer="layout" svg:width="1.573cm" svg:height="0.961cm" svg:x="5.285cm" svg:y="3.436cm">
          <text:p text:style-name="P11"><text:span text:style-name="T3">z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6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6" draw:style-name="gr170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6" draw:style-name="gr171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6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custom-shape draw:name="TextShape 20_20" draw:style-name="gr172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1" draw:style-name="gr173" draw:text-style-name="P14" draw:layer="layout" svg:width="1.573cm" svg:height="0.961cm" svg:x="5.285cm" svg:y="14.036cm">
          <text:p text:style-name="P11"><text:span text:style-name="T3">x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2" draw:style-name="gr174" draw:text-style-name="P14" draw:layer="layout" svg:width="1.573cm" svg:height="0.961cm" svg:x="5.285cm" svg:y="3.436cm">
          <text:p text:style-name="P11"><text:span text:style-name="T3">z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3" draw:style-name="gr175" draw:text-style-name="P14" draw:layer="layout" svg:width="1.573cm" svg:height="0.961cm" svg:x="9.085cm" svg:y="14.036cm">
          <text:p text:style-name="P11"><text:span text:style-name="T3">x</text:span><text:span text:style-name="T4">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4" draw:style-name="gr176" draw:text-style-name="P14" draw:layer="layout" svg:width="1.573cm" svg:height="0.961cm" svg:x="9.085cm" svg:y="3.436cm">
          <text:p text:style-name="P11"><text:span text:style-name="T3">z</text:span><text:span text:style-name="T4">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5" draw:style-name="gr177" draw:text-style-name="P14" draw:layer="layout" svg:width="1.573cm" svg:height="0.961cm" svg:x="12.585cm" svg:y="3.436cm">
          <text:p text:style-name="P11"><text:span text:style-name="T3">z</text:span><text:span text:style-name="T4">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6" draw:style-name="gr178" draw:text-style-name="P14" draw:layer="layout" svg:width="1.573cm" svg:height="0.961cm" svg:x="12.685cm" svg:y="14.036cm">
          <text:p text:style-name="P11"><text:span text:style-name="T3">x</text:span><text:span text:style-name="T4">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CustomShape 12_2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2" draw:style-name="gr179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2" draw:style-name="gr180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5_2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custom-shape draw:name="TextShape 20_2" draw:style-name="gr181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0" draw:style-name="gr182" draw:text-style-name="P14" draw:layer="layout" svg:width="1.573cm" svg:height="0.961cm" svg:x="5.285cm" svg:y="14.036cm">
          <text:p text:style-name="P11"><text:span text:style-name="T3">x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3" draw:style-name="gr183" draw:text-style-name="P14" draw:layer="layout" svg:width="1.573cm" svg:height="0.961cm" svg:x="5.285cm" svg:y="3.436cm">
          <text:p text:style-name="P11"><text:span text:style-name="T3">z</text:span><text:span text:style-name="T4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6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CustomShape 1_2" draw:style-name="gr17" draw:text-style-name="P1" draw:layer="layout" svg:width="0.001cm" svg:height="2.198cm" svg:x="9.5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_2" draw:style-name="gr17" draw:text-style-name="P1" draw:layer="layout" svg:width="0.001cm" svg:height="2.198cm" svg:x="13.2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17" draw:text-style-name="P1" draw:layer="layout" svg:width="0.001cm" svg:height="2.198cm" svg:x="16.8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_2" draw:style-name="gr18" draw:text-style-name="P2" draw:layer="layout" svg:width="1.998cm" svg:height="0.001cm" svg:x="10.4cm" svg:y="6.02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_3" draw:style-name="gr184" draw:text-style-name="P5" draw:layer="layout" svg:width="1.598cm" svg:height="2.998cm" svg:x="8.799cm" svg:y="4.521cm">
          <text:p text:style-name="P3"><text:span text:style-name="T1">0.2</text:span></text:p>
          <text:p text:style-name="P3"><text:span text:style-name="T1">0.8</text:span></text:p>
          <text:p text:style-name="P3"><text:span text:style-name="T1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_2" draw:style-name="gr185" draw:text-style-name="P5" draw:layer="layout" svg:width="1.598cm" svg:height="2.998cm" svg:x="12.4cm" svg:y="4.521cm">
          <text:p text:style-name="P3"><text:span text:style-name="T1">-0.7</text:span></text:p>
          <text:p text:style-name="P3"><text:span text:style-name="T1">0.3</text:span></text:p>
          <text:p text:style-name="P3"><text:span text:style-name="T1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_1" draw:style-name="gr186" draw:text-style-name="P5" draw:layer="layout" svg:width="1.598cm" svg:height="2.998cm" svg:x="16cm" svg:y="4.521cm">
          <text:p text:style-name="P3"><text:span text:style-name="T1">0.4</text:span></text:p>
          <text:p text:style-name="P3"><text:span text:style-name="T1">-0.1</text:span></text:p>
          <text:p text:style-name="P3"><text:span text:style-name="T1">-0.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_3" draw:style-name="gr187" draw:text-style-name="P6" draw:layer="layout" svg:width="1.598cm" svg:height="3.398cm" svg:x="8.799cm" svg:y="9.721cm">
          <text:p text:style-name="P3"><text:span text:style-name="T1">0</text:span><text:span text:style-name="T2"><text:line-break/></text:span><text:span text:style-name="T1">1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_2" draw:style-name="gr188" draw:text-style-name="P6" draw:layer="layout" svg:width="1.598cm" svg:height="3.398cm" svg:x="12.4cm" svg:y="9.721cm">
          <text:p text:style-name="P3"><text:span text:style-name="T1">0</text:span></text:p>
          <text:p text:style-name="P3"><text:span text:style-name="T1">0</text:span><text:span text:style-name="T2"><text:line-break/></text:span><text:span text:style-name="T1">1</text:span><text:span text:style-name="T2"><text:line-break/></text:span><text:span text:style-name="T1">0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_1" draw:style-name="gr189" draw:text-style-name="P6" draw:layer="layout" svg:width="1.598cm" svg:height="3.398cm" svg:x="16cm" svg:y="9.721cm">
          <text:p text:style-name="P3"><text:span text:style-name="T1">0</text:span></text:p>
          <text:p text:style-name="P3"><text:span text:style-name="T1">0</text:span><text:span text:style-name="T2"><text:line-break/></text:span><text:span text:style-name="T1">0</text:span><text:span text:style-name="T2"><text:line-break/></text:span><text:span text:style-name="T1">1</text:span><text:span text:style-name="T2"><text:line-break/></text:span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_1" draw:style-name="gr18" draw:text-style-name="P2" draw:layer="layout" svg:width="1.998cm" svg:height="0.001cm" svg:x="14cm" svg:y="6.02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_7" draw:style-name="gr17" draw:text-style-name="P1" draw:layer="layout" svg:width="0.001cm" svg:height="2.198cm" svg:x="5.999cm" svg:y="7.5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_7" draw:style-name="gr190" draw:text-style-name="P5" draw:layer="layout" svg:width="1.598cm" svg:height="2.998cm" svg:x="5.199cm" svg:y="4.521cm">
          <text:p text:style-name="P3"><text:span text:style-name="T1">1.1</text:span></text:p>
          <text:p text:style-name="P3"><text:span text:style-name="T1">-0.2</text:span></text:p>
          <text:p text:style-name="P3"><text:span text:style-name="T1">-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_7" draw:style-name="gr191" draw:text-style-name="P6" draw:layer="layout" svg:width="1.598cm" svg:height="3.398cm" svg:x="5.199cm" svg:y="9.721cm">
          <text:p text:style-name="P3"><text:span text:style-name="T1">1</text:span><text:span text:style-name="T2"><text:line-break/></text:span><text:span text:style-name="T1">0</text:span><text:span text:style-name="T2"><text:line-break/></text:span><text:span text:style-name="T1">0</text:span><text:span text:style-name="T2"><text:line-break/></text:span><text:span text:style-name="T1">0</text:span></text:p>
          <text:p text:style-name="P3"><text:span text:style-name="T1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_3" draw:style-name="gr18" draw:text-style-name="P2" draw:layer="layout" svg:width="1.998cm" svg:height="0.001cm" svg:x="6.799cm" svg:y="6.02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5_7" draw:style-name="gr15" draw:text-style-name="P7" draw:layer="layout" svg:width="1.48cm" svg:height="0.58cm" svg:x="5.199cm" svg:y="13.322cm">
          <draw:image xlink:href="Pictures/100000000000003800000016CE9B554F6CECB001.png" xlink:type="simple" xlink:show="embed" xlink:actuate="onLoad" loext:mime-type="image/png">
            <text:p/>
          </draw:image>
        </draw:frame>
        <draw:frame draw:name="Picture 36_3" draw:style-name="gr15" draw:text-style-name="P7" draw:layer="layout" svg:width="0.871cm" svg:height="0.554cm" svg:x="9.126cm" svg:y="13.322cm">
          <draw:image xlink:href="Pictures/1000000000000021000000158B05DA48CA794E7A.png" xlink:type="simple" xlink:show="embed" xlink:actuate="onLoad" loext:mime-type="image/png">
            <text:p/>
          </draw:image>
        </draw:frame>
        <draw:frame draw:name="Picture 37_2" draw:style-name="gr15" draw:text-style-name="P7" draw:layer="layout" svg:width="1.665cm" svg:height="0.633cm" svg:x="12.4cm" svg:y="13.322cm">
          <draw:image xlink:href="Pictures/100000000000003F00000018807661C60E8C15BF.png" xlink:type="simple" xlink:show="embed" xlink:actuate="onLoad" loext:mime-type="image/png">
            <text:p/>
          </draw:image>
        </draw:frame>
        <draw:frame draw:name="Picture 38_1" draw:style-name="gr15" draw:text-style-name="P7" draw:layer="layout" svg:width="1.691cm" svg:height="0.58cm" svg:x="15.907cm" svg:y="13.322cm">
          <draw:image xlink:href="Pictures/1000000000000040000000163395E552909DBF2D.png" xlink:type="simple" xlink:show="embed" xlink:actuate="onLoad" loext:mime-type="image/png">
            <text:p/>
          </draw:image>
        </draw:frame>
        <draw:line draw:name="Line 17_1" draw:style-name="gr87" draw:text-style-name="P1" draw:layer="layout" svg:x1="6.233cm" svg:y1="14.986cm" svg:x2="10.043cm" svg:y2="14.986cm">
          <text:p/>
        </draw:line>
        <draw:line draw:name="Line 19_1" draw:style-name="gr88" draw:text-style-name="P2" draw:layer="layout" svg:x1="6.604cm" svg:y1="3.81cm" svg:x2="10.414cm" svg:y2="3.81cm">
          <text:p/>
        </draw:line>
        <draw:custom-shape draw:name="TextShape 20_27" draw:style-name="gr192" draw:text-style-name="P14" draw:layer="layout" svg:width="1.102cm" svg:height="0.961cm" svg:x="4.785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_3" draw:style-name="gr193" draw:text-style-name="P14" draw:layer="layout" svg:width="1.102cm" svg:height="1.102cm" svg:x="8.528cm" svg:y="8.595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_2" draw:style-name="gr194" draw:text-style-name="P14" draw:layer="layout" svg:width="1.102cm" svg:height="0.961cm" svg:x="12.051cm" svg:y="8.7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_1" draw:style-name="gr195" draw:text-style-name="P14" draw:layer="layout" svg:width="1.102cm" svg:height="0.961cm" svg:x="15.697cm" svg:y="8.636cm">
          <text:p text:style-name="P11"><text:span text:style-name="T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_3" draw:style-name="gr196" draw:text-style-name="P13" draw:layer="layout" svg:width="1.102cm" svg:height="0.961cm" svg:x="7.279cm" svg:y="5.08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_1" draw:style-name="gr197" draw:text-style-name="P13" draw:layer="layout" svg:width="1.102cm" svg:height="0.961cm" svg:x="14.478cm" svg:y="5.059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_2" draw:style-name="gr198" draw:text-style-name="P13" draw:layer="layout" svg:width="1.102cm" svg:height="0.961cm" svg:x="10.835cm" svg:y="5.059cm">
          <text:p text:style-name="P11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8" draw:style-name="gr199" draw:text-style-name="P14" draw:layer="layout" svg:width="1.573cm" svg:height="0.961cm" svg:x="5.285cm" svg:y="14.036cm">
          <text:p text:style-name="P11"><text:span text:style-name="T3">x</text:span><text:span text:style-name="T4">(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_29" draw:style-name="gr200" draw:text-style-name="P14" draw:layer="layout" svg:width="1.573cm" svg:height="0.961cm" svg:x="5.285cm" svg:y="14.036cm">
          <text:p text:style-name="P1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1" draw:text-style-name="P18" draw:layer="layout" svg:width="1.167cm" svg:height="0.963cm" svg:x="5.34cm" svg:y="3.132cm">
          <draw:text-box>
            <text:p><text:span text:style-name="T3">z</text:span><text:span text:style-name="T4">(t)</text:span></text:p>
          </draw:text-box>
        </draw:frame>
        <presentation:notes draw:style-name="dp3">
          <draw:page-thumbnail draw:style-name="gr16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88cm" svg:height="4.081cm" svg:x="1.905cm" svg:y="5.9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13T11:02:18</meta:creation-date>
    <meta:initial-creator>Windows-Benutzer</meta:initial-creator>
    <dc:language>en-US</dc:language>
    <dc:date>2021-12-14T10:24:32.683910178</dc:date>
    <meta:editing-cycles>16</meta:editing-cycles>
    <dc:title>Folie 1</dc:title>
    <meta:editing-duration>PT12H59M10S</meta:editing-duration>
    <meta:generator>LibreOffice/6.4.7.2$Linux_X86_64 LibreOffice_project/40$Build-2</meta:generator>
    <meta:document-statistic meta:object-count="40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